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713cm" fo:margin-left="-0.032cm" fo:margin-right="-0.012cm" fo:break-before="column" table:align="margins" style:writing-mode="lr-tb"/>
    </style:style>
    <style:style style:name="Tabela6.A" style:family="table-column">
      <style:table-column-properties style:column-width="2.392cm" style:rel-column-width="9378*"/>
    </style:style>
    <style:style style:name="Tabela6.B" style:family="table-column">
      <style:table-column-properties style:column-width="14.321cm" style:rel-column-width="56157*"/>
    </style:style>
    <style:style style:name="Tabela6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0000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text-properties fo:color="#800000" fo:font-weight="bold" style:font-weight-asian="bold" style:font-weight-complex="bold"/>
    </style:style>
    <style:style style:name="P6" style:family="paragraph" style:parent-style-name="Bodytext">
      <style:paragraph-properties fo:margin-left="0cm" fo:margin-right="0cm" fo:text-indent="0cm" style:auto-text-indent="false"/>
    </style:style>
    <style:style style:name="P7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9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1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fo:language="pt" fo:country="BR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15" style:family="paragraph" style:parent-style-name="Standard">
      <style:paragraph-properties fo:margin-top="0cm" fo:margin-bottom="0.847cm" fo:text-align="center" style:justify-single-word="false"/>
      <style:text-properties fo:font-size="28pt" fo:font-weight="bold" style:font-size-asian="28pt" style:font-weight-asian="bold" style:font-name-complex="Arial" style:font-size-complex="28pt"/>
    </style:style>
    <style:style style:name="P16" style:family="paragraph" style:parent-style-name="Standard" style:master-page-name="Standard">
      <style:paragraph-properties style:page-number="auto"/>
      <style:text-properties style:font-name-complex="Arial"/>
    </style:style>
    <style:style style:name="P17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9cm" fo:text-indent="-0.635cm" fo:margin-left="1.3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4cm" fo:text-indent="-0.635cm" fo:margin-left="1.9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15">Documento de Requisitos<text:line-break/>Preços de Produtos de Compra</text:p>
      <text:p text:style-name="P9">Project Name: <text:s/>ERP Controladoria</text:p>
      <text:p text:style-name="P9">Project ID: <text:s/></text:p>
      <text:p text:style-name="P9">Executive Sponsor: <text:s/>Synergy 4</text:p>
      <text:p text:style-name="P8">Project Manager: <text:s/>Fabricio Zancanella</text:p>
      <text:p text:style-name="P8">Business Analyst: <text:s/>Naelson Matheus Junior</text:p>
      <text:p text:style-name="P8">Developer: Adans Bento</text:p>
      <text:p text:style-name="P8">Developer: Jairo Ricarte</text:p>
      <text:p text:style-name="P8">Developer: Paul O´Rourke</text:p>
      <text:p text:style-name="P7"/>
      <text:p text:style-name="P7"/>
      <text:p text:style-name="P7"/>
      <text:p text:style-name="P6"><text:span text:style-name="T2">Data Alteração:<text:tab/></text:span><text:span text:style-name="T2"><text:modification-date style:data-style-name="N76">March 12, 2015</text:modification-date></text:span></text:p>
      <text:h text:style-name="P18" text:outline-level="1" text:is-list-header="true"><text:bookmark-start text:name="__RefHeading__4042_636632479"/>Documento de Requisitos<text:bookmark-end text:name="__RefHeading__4042_636632479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">Código</text:p>
          </table:table-cell>
          <table:table-cell table:style-name="Tabela6.B1" office:value-type="string">
            <text:p text:style-name="P13">Requisitos</text:p>
          </table:table-cell>
        </table:table-row>
        <table:table-row>
          <table:table-cell table:style-name="Tabela6.A2" office:value-type="string">
            <text:p text:style-name="P11">REQ001</text:p>
          </table:table-cell>
          <table:table-cell table:style-name="Tabela6.B2" office:value-type="string">
            <text:p text:style-name="P10">Validações na modal de configuração//visualização:</text:p>
            <text:p text:style-name="P14"><text:s text:c="2"/></text:p>
            <text:list xml:id="list2323463379876897408" text:style-name="L1">
              <text:list-item>
                <text:p text:style-name="P19">Campo Produto</text:p>
                <text:list>
                  <text:list-item>
                    <text:p text:style-name="P19">Obrigatório</text:p>
                    <text:p text:style-name="P19">Combobox com SearchEngine</text:p>
                  </text:list-item>
                </text:list>
              </text:list-item>
              <text:list-item>
                <text:p text:style-name="P19">Campo Fornecedor</text:p>
                <text:list>
                  <text:list-item>
                    <text:p text:style-name="P19">Obrigatório</text:p>
                  </text:list-item>
                  <text:list-item>
                    <text:p text:style-name="P19">Combobox com SearchEngine</text:p>
                  </text:list-item>
                </text:list>
              </text:list-item>
              <text:list-item>
                <text:p text:style-name="P19">Campo Preço</text:p>
                <text:list>
                  <text:list-item>
                    <text:p text:style-name="P19">Mascara de Moeda $_.___,__</text:p>
                  </text:list-item>
                  <text:list-item>
                    <text:p text:style-name="P19">Obrigatório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11">REQ002</text:p>
          </table:table-cell>
          <table:table-cell table:style-name="Tabela6.B2" office:value-type="string">
            <text:p text:style-name="P14">O sistema deve aplicar o filtro apenas no campo configurado/desejado. Os campos do filtro que forem deixados em branco devem ser isentos da filtragem.</text:p>
          </table:table-cell>
        </table:table-row>
        <table:table-row>
          <table:table-cell table:style-name="Tabela6.A2" office:value-type="string">
            <text:p text:style-name="P11">REQ003</text:p>
          </table:table-cell>
          <table:table-cell table:style-name="Tabela6.B2" office:value-type="string">
            <text:p text:style-name="P10">O sistema deve contemplar um <text:span text:style-name="T3">status </text:span>para cada Preço cadastrado. Podendo ser Ativo/Bloqueado.</text:p>
          </table:table-cell>
        </table:table-row>
        <table:table-row>
          <table:table-cell table:style-name="Tabela6.A2" office:value-type="string">
            <text:p text:style-name="P11">REQ004</text:p>
          </table:table-cell>
          <table:table-cell table:style-name="Tabela6.B2" office:value-type="string">
            <text:p text:style-name="P12">O sistema deve contemplar os botões de Ativo/Bloqueado para cada registro.</text:p>
          </table:table-cell>
        </table:table-row>
        <table:table-row>
          <table:table-cell table:style-name="Tabela6.A2" office:value-type="string">
            <text:p text:style-name="P11">REQ005</text:p>
          </table:table-cell>
          <table:table-cell table:style-name="Tabela6.B2" office:value-type="string">
            <text:p text:style-name="P12">O sistema deve contemplar os botões de Aprovar/Reprovar para cada registro.</text:p>
          </table:table-cell>
        </table:table-row>
        <table:table-row>
          <table:table-cell table:style-name="Tabela6.A2" office:value-type="string">
            <text:p text:style-name="P11">REQ006</text:p>
          </table:table-cell>
          <table:table-cell table:style-name="Tabela6.B2" office:value-type="string">
            <text:p text:style-name="P12">Somente usuários com permissão devem visualizar os botões de Aprovar/Reprovar.</text:p>
          </table:table-cell>
        </table:table-row>
        <table:table-row>
          <table:table-cell table:style-name="Tabela6.A2" office:value-type="string">
            <text:p text:style-name="P11">REQ007</text:p>
          </table:table-cell>
          <table:table-cell table:style-name="Tabela6.B2" office:value-type="string">
            <text:p text:style-name="P12">Inclusão/Alteração/Exclusão de esques devem ser aprovadas antes de ser listadas em compra de produtos.</text:p>
          </table:table-cell>
        </table:table-row>
        <table:table-row>
          <table:table-cell table:style-name="Tabela6.A2" office:value-type="string">
            <text:p text:style-name="P11">REQ008</text:p>
          </table:table-cell>
          <table:table-cell table:style-name="Tabela6.B2" office:value-type="string">
            <text:p text:style-name="P12">No caso editar o sistema deve bloquear os campos:</text:p>
            <text:p text:style-name="P12">- Produto</text:p>
            <text:p text:style-name="P12">- Fornecedor</text:p>
            <text:p text:style-name="P12">Apenas alteração do preço deverá ser permitida.</text:p>
          </table:table-cell>
        </table:table-row>
        <table:table-row>
          <table:table-cell table:style-name="Tabela6.A2" office:value-type="string">
            <text:p text:style-name="P11">REQ009</text:p>
          </table:table-cell>
          <table:table-cell table:style-name="Tabela6.B2" office:value-type="string">
            <text:p text:style-name="P12">O sistema deverá possuir um atalho de edição de preço na tela de compra de produtos. <text:s/>O usuário poderá alterar o preço de um produto diretamente no ato de compra. Vide o documento de requisitos de compra de produtos.</text:p>
          </table:table-cell>
        </table:table-row>
        <table:table-row>
          <table:table-cell table:style-name="Tabela6.A2" office:value-type="string">
            <text:p text:style-name="P11">REQ010</text:p>
          </table:table-cell>
          <table:table-cell table:style-name="Tabela6.B2" office:value-type="string">
            <text:p text:style-name="P12"/>
          </table:table-cell>
        </table:table-row>
      </table:table>
      <text:p text:style-name="P5"/>
      <text:list xml:id="list2390920135016216404" text:style-name="WW8Num6">
        <text:list-header>
          <text:h text:style-name="P17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  <text:p text:style-name="Header"/>
      </style:header>
      <style:footer>
        <text:p text:style-name="MP2"><text:span text:style-name="MT1"><text:tab/>Page </text:span><text:span text:style-name="MT1"><text:page-number text:select-page="current">2</text:page-number></text:span><text:span text:style-name="MT1"><text:tab/></text:span><text:span text:style-name="MT1"><text:modification-date style:data-style-name="N106">3/12/2015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669</meta:editing-cycles>
    <meta:editing-duration>P11DT7H32M52S</meta:editing-duration>
    <meta:generator>OpenOffice/4.1.1$Win32 OpenOffice.org_project/411m6$Build-9775</meta:generator>
    <dc:date>2015-03-12T14:56:25.14</dc:date>
    <dc:creator>Naelson Matheus Junior</dc:creator>
    <meta:document-statistic meta:table-count="1" meta:image-count="0" meta:object-count="0" meta:page-count="2" meta:paragraph-count="46" meta:word-count="234" meta:character-count="1534"/>
  </office:meta>
</office:document-meta>
</file>